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3-31" table:number-columns-spanned="2" table:number-rows-spanned="1">
            <text:p>31/03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24">
            <text:p>24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1440">
            <text:p>1.440,00 €</text:p>
          </table:table-cell>
          <table:table-cell/>
          <table:table-cell table:style-name="ce96" table:formula="of:=[.G14]*(1+[.H14])" office:value-type="currency" office:currency="EUR" office:value="1440">
            <text:p>1.44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1440">
            <text:p>1.44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1440">
            <text:p>1.44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100.8">
            <text:p>100,8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1339.2" table:number-columns-spanned="2" table:number-rows-spanned="1">
            <text:p>1.339,20 €</text:p>
          </table:table-cell>
          <table:covered-table-cell table:style-name="ce105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2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4-12T12:29:49.33</dc:date>
    <meta:print-date>2016-04-12T12:29:23.77</meta:print-date>
    <meta:generator>OpenOffice/4.1.2$Win32 OpenOffice.org_project/412m3$Build-9782</meta:generator>
    <meta:editing-duration>PT33M37S</meta:editing-duration>
    <meta:editing-cycles>8</meta:editing-cycles>
    <meta:printed-by>Pablo L Sordo</meta:printed-by>
    <meta:document-statistic meta:table-count="1" meta:cell-count="118" meta:object-count="0"/>
  </office:meta>
</office:document-meta>
</file>